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kk" fo:country="KZ" officeooo:rsid="0019245e" officeooo:paragraph-rsid="0019245e"/>
    </style:style>
    <style:style style:name="P2" style:family="paragraph" style:parent-style-name="Standard" style:list-style-name="L2">
      <style:text-properties fo:language="kk" fo:country="KZ" officeooo:rsid="0019245e" officeooo:paragraph-rsid="0019245e"/>
    </style:style>
    <style:style style:name="P3" style:family="paragraph" style:parent-style-name="Standard">
      <style:text-properties officeooo:paragraph-rsid="0019245e"/>
    </style:style>
    <style:style style:name="P4" style:family="paragraph" style:parent-style-name="Standard" style:list-style-name="L2">
      <style:text-properties officeooo:rsid="0019245e" officeooo:paragraph-rsid="0019245e"/>
    </style:style>
    <style:style style:name="T1" style:family="text">
      <style:text-properties fo:language="kk" fo:country="KZ"/>
    </style:style>
    <style:style style:name="T2" style:family="text">
      <style:text-properties fo:language="kk" fo:country="KZ" officeooo:rsid="0019245e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9245e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9245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InSight</text:span></text:p>
      <text:p text:style-name="P3"><text:span text:style-name="T4"><text:line-break/></text:span><text:span text:style-name="T6">1. </text:span><text:span text:style-name="T2">Пользователь заходит на сайт<text:line-break/>2. Читает название, понимает суть продукта путем прочитания краткого описания<text:line-break/>3. Нажимает на яркую кнопку </text:span><text:span text:style-name="T4">«</text:span><text:span text:style-name="T6">consult</text:span><text:span text:style-name="T4">»</text:span></text:p>
      <text:p text:style-name="P1">4. Заполняет анкету на новой странице, анкета должна состоять из простых но хороших вопросов<text:line-break/>5. Нажимает на кнопку <text:span text:style-name="T5">submit</text:span></text:p>
      <text:p text:style-name="P3"><text:span text:style-name="T2">6. Выводятся следующие блоки:</text:span></text:p>
      <text:list xml:id="list2647565958" text:style-name="L2">
        <text:list-item>
          <text:p text:style-name="P4"><text:span text:style-name="T1">Топ три рекомендуемых профессий</text:span></text:p>
        </text:list-item>
        <text:list-item>
          <text:p text:style-name="P2">Общая информация о профессиях</text:p>
        </text:list-item>
        <text:list-item>
          <text:p text:style-name="P2">График востребованности профессий по годам (на одном графике три профессии, последние 5 лет)</text:p>
        </text:list-item>
        <text:list-item>
          <text:p text:style-name="P2">Прогноз актуальности в будущем (также, график 5 лет)</text:p>
        </text:list-item>
        <text:list-item>
          <text:p text:style-name="P2">Подходящие ВУЗы (слайдер)</text:p>
        </text:list-item>
        <text:list-item>
          <text:p text:style-name="P2">Инфо (отдельно каждого вуз, <text:span text:style-name="T5">tab)</text:span>: краткое описание, <text:span text:style-name="T5">major, requirements, </text:span>шанс поступления, план поступления</text:p>
        </text:list-item>
        <text:list-item>
          <text:p text:style-name="P2">Международные возможности программ обмена (слайдер)</text:p>
        </text:list-item>
        <text:list-item>
          <text:p text:style-name="P2">Инфо, такой же функционал, что и у вузов.</text:p>
        </text:list-item>
      </text:list>
      <text:p text:style-name="P1"><text:line-break/><text:line-break/>второй вариант: пользователь загружает <text:span text:style-name="T3">с</text:span><text:span text:style-name="T5">v, </text:span>такой же аутпут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30T16:03:34.388000000</meta:creation-date>
    <dc:date>2026-01-30T16:33:43.431000000</dc:date>
    <meta:editing-duration>PT30M9S</meta:editing-duration>
    <meta:editing-cycles>1</meta:editing-cycles>
    <meta:document-statistic meta:table-count="0" meta:image-count="0" meta:object-count="0" meta:page-count="1" meta:paragraph-count="13" meta:word-count="119" meta:character-count="802" meta:non-whitespace-character-count="701"/>
    <meta:generator>LibreOffice/7.4.0.3$Windows_X86_64 LibreOffice_project/f85e47c08ddd19c015c0114a68350214f7066f5a</meta:generator>
  </office:meta>
</office:document-meta>
</file>